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1F22B1B857E713A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9cm"/>
    </style:style>
    <style:style style:name="gr2" style:family="graphic" style:parent-style-name="objectwithoutfill">
      <style:graphic-properties draw:stroke="solid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53cm" svg:stroke-color="#111111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3.71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18cm" svg:stroke-color="#000000" draw:marker-start="Arrowheads_20_5" draw:marker-start-width="0.327cm" draw:marker-end="Arrowheads_20_5" draw:marker-end-width="0.327cm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bitmap" draw:fill-image-name="_35__20_Percent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style:font-name="Liberation Serif"/>
    </style:style>
    <style:style style:name="P7" style:family="paragraph">
      <loext:graphic-properties draw:fill="none" draw:fill-color="#ffffff"/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0.8cm" svg:x="5.896cm" svg:y="1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974cm" svg:x2="6.996cm" svg:y2="2.974cm">
          <text:p/>
        </draw:line>
        <draw:line draw:style-name="gr3" draw:text-style-name="P2" draw:layer="layout" svg:x1="0.7cm" svg:y1="3.124cm" svg:x2="1.22cm" svg:y2="2.824cm">
          <text:p/>
        </draw:line>
        <draw:line draw:style-name="gr3" draw:text-style-name="P2" draw:layer="layout" svg:x1="0.96cm" svg:y1="3.274cm" svg:x2="0.96cm" svg:y2="2.674cm">
          <text:p/>
        </draw:line>
        <draw:line draw:style-name="gr3" draw:text-style-name="P2" draw:layer="layout" svg:x1="1.22cm" svg:y1="3.124cm" svg:x2="0.7cm" svg:y2="2.824cm">
          <text:p/>
        </draw:line>
        <draw:custom-shape draw:style-name="gr4" draw:text-style-name="P3" draw:layer="layout" svg:width="0.2cm" svg:height="4cm" draw:transform="rotate (1.17163952686379) translate (5.3cm 2.245cm)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996cm" svg:y1="2.974cm" svg:x2="9.096cm" svg:y2="5.074cm">
          <text:p/>
        </draw:line>
        <draw:line draw:style-name="gr6" draw:text-style-name="P2" draw:layer="layout" svg:x1="9cm" svg:y1="5.347cm" svg:x2="9.58cm" svg:y2="5.598cm">
          <text:p/>
        </draw:line>
        <draw:line draw:style-name="gr6" draw:text-style-name="P2" draw:layer="layout" svg:x1="9.35cm" svg:y1="5.017cm" svg:x2="9.596cm" svg:y2="5.6cm">
          <text:p/>
        </draw:line>
        <draw:circle draw:style-name="gr7" draw:text-style-name="P4" draw:layer="layout" svg:width="0.7cm" svg:height="0.7cm" svg:x="9.296cm" svg:y="5.274cm" draw:kind="arc" draw:start-angle="118.34" draw:end-angle="153.22">
          <text:p/>
        </draw:circle>
        <draw:line draw:style-name="gr8" draw:text-style-name="P4" draw:layer="layout" svg:x1="9.5cm" svg:y1="2cm" svg:x2="9.5cm" svg:y2="3cm">
          <text:p/>
        </draw:line>
        <draw:line draw:style-name="gr8" draw:text-style-name="P4" draw:layer="layout" svg:x1="10.1cm" svg:y1="2cm" svg:x2="10.1cm" svg:y2="3cm">
          <text:p/>
        </draw:line>
        <draw:line draw:style-name="gr8" draw:text-style-name="P4" draw:layer="layout" svg:x1="10.7cm" svg:y1="2cm" svg:x2="10.7cm" svg:y2="3cm">
          <text:p/>
        </draw:line>
        <draw:custom-shape draw:style-name="gr4" draw:text-style-name="P3" draw:layer="layout" svg:width="0.2cm" svg:height="4cm" draw:transform="rotate (1.17163952686379) translate (5.377cm 2.06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4cm" draw:transform="rotate (1.17163952686379) translate (5.455cm 1.8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4cm" draw:transform="rotate (1.17163952686379) translate (5.533cm 1.692cm)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996cm" svg:y1="2.974cm" svg:x2="7.9cm" svg:y2="2.5cm">
          <text:p/>
        </draw:line>
        <draw:line draw:style-name="gr10" draw:text-style-name="P2" draw:layer="layout" svg:x1="7.9cm" svg:y1="2.5cm" svg:x2="11.4cm" svg:y2="2.5cm">
          <text:p/>
        </draw:line>
        <draw:line draw:style-name="gr6" draw:text-style-name="P2" draw:layer="layout" svg:x1="11.7cm" svg:y1="2.7cm" svg:x2="12.303cm" svg:y2="2.511cm">
          <text:p/>
        </draw:line>
        <draw:line draw:style-name="gr6" draw:text-style-name="P2" draw:layer="layout" svg:x1="11.749cm" svg:y1="2.222cm" svg:x2="12.316cm" svg:y2="2.502cm">
          <text:p/>
        </draw:line>
        <draw:circle draw:style-name="gr7" draw:text-style-name="P4" draw:layer="layout" svg:width="0.7cm" svg:height="0.7cm" draw:transform="rotate (0.712268867738886) translate (11.876cm 2.452cm)" draw:kind="arc" draw:start-angle="118.34" draw:end-angle="153.22">
          <text:p/>
        </draw:circle>
        <draw:line draw:style-name="gr8" draw:text-style-name="P4" draw:layer="layout" svg:x1="3.5cm" svg:y1="2.5cm" svg:x2="3.5cm" svg:y2="3.5cm">
          <text:p/>
        </draw:line>
        <draw:line draw:style-name="gr8" draw:text-style-name="P4" draw:layer="layout" svg:x1="9.5cm" svg:y1="2cm" svg:x2="9.5cm" svg:y2="3cm">
          <text:p/>
        </draw:line>
        <draw:line draw:style-name="gr8" draw:text-style-name="P4" draw:layer="layout" svg:x1="2.5cm" svg:y1="2.5cm" svg:x2="2.5cm" svg:y2="3.5cm">
          <text:p/>
        </draw:line>
        <draw:line draw:style-name="gr8" draw:text-style-name="P4" draw:layer="layout" svg:x1="4.4cm" svg:y1="2.5cm" svg:x2="4.4cm" svg:y2="3.5cm">
          <text:p/>
        </draw:line>
        <draw:custom-shape draw:style-name="gr11" draw:text-style-name="P5" draw:layer="layout" svg:width="0.308cm" svg:height="0.308cm" svg:x="1.846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308cm" svg:height="0.308cm" svg:x="2.856cm" svg:y="2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08cm" svg:height="0.308cm" svg:x="3.818cm" svg:y="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08cm" svg:height="0.308cm" svg:x="4.758cm" svg:y="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08cm" svg:height="0.308cm" svg:x="7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08cm" svg:height="0.308cm" svg:x="7.919cm" svg:y="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08cm" svg:height="0.308cm" svg:x="8.338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5.049cm" svg:height="0.954cm" svg:x="4.735cm" svg:y="0.5cm">
          <draw:text-box>
            <text:p text:style-name="P6">Стопа Столетова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Dashed_20_Downward_20_Diagonal" draw:display-name="Dashed Downward Diagonal" xlink:href="Pictures/100000000000000800000008B1F22B1B857E713A.png" xlink:type="simple" xlink:show="embed" xlink:actuate="onLoad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7 20 13" svg:d="M0 20l10-13 10 13z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0:44:27.072232235</meta:creation-date>
    <dc:date>2022-04-08T03:19:52.134842236</dc:date>
    <meta:editing-duration>PT29M49S</meta:editing-duration>
    <meta:editing-cycles>4</meta:editing-cycles>
    <meta:generator>LibreOffice/7.2.5.2$Linux_X86_64 LibreOffice_project/20$Build-2</meta:generator>
    <meta:document-statistic meta:object-count="33"/>
  </office:meta>
</office:document-meta>
</file>